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82mm"/>
    </style:style>
    <style:style style:name="co2" style:family="table-column">
      <style:table-column-properties fo:break-before="auto" style:column-width="74.4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24.89mm"/>
    </style:style>
    <style:style style:name="co5" style:family="table-column">
      <style:table-column-properties fo:break-before="auto" style:column-width="5.31mm"/>
    </style:style>
    <style:style style:name="co6" style:family="table-column">
      <style:table-column-properties fo:break-before="auto" style:column-width="21.66mm"/>
    </style:style>
    <style:style style:name="co7" style:family="table-column">
      <style:table-column-properties fo:break-before="auto" style:column-width="19.86mm"/>
    </style:style>
    <style:style style:name="co8" style:family="table-column">
      <style:table-column-properties fo:break-before="auto" style:column-width="4.74mm"/>
    </style:style>
    <style:style style:name="co9" style:family="table-column">
      <style:table-column-properties fo:break-before="auto" style:column-width="22.93mm"/>
    </style:style>
    <style:style style:name="co10" style:family="table-column">
      <style:table-column-properties fo:break-before="auto" style:column-width="19.3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22.37mm"/>
    </style:style>
    <style:style style:name="co13" style:family="table-column">
      <style:table-column-properties fo:break-before="auto" style:column-width="36.64mm"/>
    </style:style>
    <style:style style:name="co14" style:family="table-column">
      <style:table-column-properties fo:break-before="auto" style:column-width="28.52mm"/>
    </style:style>
    <style:style style:name="co15" style:family="table-column">
      <style:table-column-properties fo:break-before="auto" style:column-width="29.93mm"/>
    </style:style>
    <style:style style:name="co16" style:family="table-column">
      <style:table-column-properties fo:break-before="auto" style:column-width="40.83mm"/>
    </style:style>
    <style:style style:name="co17" style:family="table-column">
      <style:table-column-properties fo:break-before="auto" style:column-width="27.13mm"/>
    </style:style>
    <style:style style:name="co18" style:family="table-column">
      <style:table-column-properties fo:break-before="auto" style:column-width="55.39mm"/>
    </style:style>
    <style:style style:name="co19" style:family="table-column">
      <style:table-column-properties fo:break-before="auto" style:column-width="39.44mm"/>
    </style:style>
    <style:style style:name="ro1" style:family="table-row">
      <style:table-row-properties style:row-height="7.81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14.82mm" fo:break-before="auto" style:use-optimal-row-height="false"/>
    </style:style>
    <style:style style:name="ro6" style:family="table-row">
      <style:table-row-properties style:row-height="15.08mm" fo:break-before="auto" style:use-optimal-row-height="false"/>
    </style:style>
    <style:style style:name="ro7" style:family="table-row">
      <style:table-row-properties style:row-height="7.21mm" fo:break-before="auto" style:use-optimal-row-height="false"/>
    </style:style>
    <style:style style:name="ro8" style:family="table-row">
      <style:table-row-properties style:row-height="3.7mm" fo:break-before="auto" style:use-optimal-row-height="false"/>
    </style:style>
    <style:style style:name="ro9" style:family="table-row">
      <style:table-row-properties style:row-height="10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10.85mm" fo:break-before="auto" style:use-optimal-row-height="false"/>
    </style:style>
    <style:style style:name="ro12" style:family="table-row">
      <style:table-row-properties style:row-height="7.94mm" fo:break-before="auto" style:use-optimal-row-height="false"/>
    </style:style>
    <style:style style:name="ro13" style:family="table-row">
      <style:table-row-properties style:row-height="2.38mm" fo:break-before="auto" style:use-optimal-row-height="false"/>
    </style:style>
    <style:style style:name="ro14" style:family="table-row">
      <style:table-row-properties style:row-height="9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ro16" style:family="table-row">
      <style:table-row-properties style:row-height="3.97mm" fo:break-before="auto" style:use-optimal-row-height="false"/>
    </style:style>
    <style:style style:name="ro17" style:family="table-row">
      <style:table-row-properties style:row-height="12.65mm" fo:break-before="auto" style:use-optimal-row-height="false"/>
    </style:style>
    <style:style style:name="ro18" style:family="table-row">
      <style:table-row-properties style:row-height="12.91mm" fo:break-before="auto" style:use-optimal-row-height="false"/>
    </style:style>
    <style:style style:name="ro19" style:family="table-row">
      <style:table-row-properties style:row-height="7.09mm" fo:break-before="auto" style:use-optimal-row-height="false"/>
    </style:style>
    <style:style style:name="ro20" style:family="table-row">
      <style:table-row-properties style:row-height="5.03mm" fo:break-before="auto" style:use-optimal-row-height="false"/>
    </style:style>
    <style:style style:name="ro21" style:family="table-row">
      <style:table-row-properties style:row-height="15.03mm" fo:break-before="auto" style:use-optimal-row-height="false"/>
    </style:style>
    <style:style style:name="ta1" style:family="table" style:master-page-name="PageStyle_5f_tenue_20_compte">
      <style:table-properties table:display="true" style:writing-mode="lr-tb"/>
    </style:style>
    <style:style style:name="ta2" style:family="table" style:master-page-name="PageStyle_5f_Bilan_20_Année">
      <style:table-properties table:display="true" style:writing-mode="lr-tb"/>
    </style:style>
    <style:style style:name="ta3" style:family="table" style:master-page-name="PageStyle_5f_Bilan_20_prévisionnel">
      <style:table-properties table:display="true" style:writing-mode="lr-tb"/>
    </style:style>
    <style:style style:name="ta4" style:family="table" style:master-page-name="PageStyle_5f_TRESORERI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" style:family="table-cell" style:parent-style-name="Default" style:data-style-name="N30">
      <style:table-cell-properties fo:padding="0.71mm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7" style:family="table-cell" style:parent-style-name="Default" style:data-style-name="N30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30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9" style:family="table-cell" style:parent-style-name="Default" style:data-style-name="N3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15" style:family="table-cell" style:parent-style-name="Default" style:data-style-name="N2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Default" style:data-style-name="N2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1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20" style:family="table-cell" style:parent-style-name="Default" style:data-style-name="N4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Default" style:data-style-name="N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23" style:family="table-cell" style:parent-style-name="Default" style:data-style-name="N4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24" style:family="table-cell" style:parent-style-name="Default" style:data-style-name="N4">
      <style:table-cell-properties fo:border-bottom="none" fo:background-color="#ffff99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5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</style:style>
    <style:style style:name="ce26" style:family="table-cell" style:parent-style-name="Default">
      <style:table-cell-properties fo:border-bottom="none" fo:background-color="#ffff99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4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9" style:family="table-cell" style:parent-style-name="Default" style:data-style-name="N4">
      <style:table-cell-properties fo:padding="0.71mm"/>
    </style:style>
    <style:style style:name="ce3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33" style:family="table-cell" style:parent-style-name="Default" style:data-style-name="N4">
      <style:table-cell-properties fo:border-bottom="none" fo:background-color="#ff8080" style:diagonal-bl-tr="none" style:diagonal-tl-br="none" fo:border-left="0.74pt solid #000000" fo:padding="0.71mm" fo:border-right="none" style:rotation-align="none" fo:border-top="none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</style:style>
    <style:style style:name="ce35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7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4">
      <style:table-cell-properties fo:border-bottom="none" fo:background-color="#00ff00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bold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59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62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3" style:family="table-cell" style:parent-style-name="Default" style:data-style-name="N111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4" style:family="table-cell" style:parent-style-name="Default" style:data-style-name="N111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5" style:family="table-cell" style:parent-style-name="Default" style:data-style-name="N111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66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11">
      <style:table-cell-properties style:diagonal-bl-tr="none" style:diagonal-tl-br="none" fo:border="0.74pt solid #000000" fo:padding="0.71mm" style:rotation-align="non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1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3pt" fo:font-style="normal" fo:text-shadow="none" style:text-underline-style="none" fo:font-weight="bold" style:font-size-asian="13pt" style:font-style-asian="normal" style:font-weight-asian="bold" style:font-name-complex="Bitstream Vera Sans" style:font-size-complex="13pt" style:font-style-complex="normal" style:font-weight-complex="bold"/>
    </style:style>
    <style:style style:name="ce7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4" style:family="table-cell" style:parent-style-name="Default" style:data-style-name="N111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6pt" fo:font-style="normal" fo:text-shadow="none" style:text-underline-style="none" fo:font-weight="bold" style:font-size-asian="16pt" style:font-style-asian="normal" style:font-weight-asian="bold" style:font-name-complex="Bitstream Vera Sans" style:font-size-complex="16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6pt" fo:font-style="italic" fo:text-shadow="none" style:text-underline-style="none" fo:font-weight="bold" style:font-size-asian="16pt" style:font-style-asian="italic" style:font-weight-asian="bold" style:font-name-complex="Bitstream Vera Sans" style:font-size-complex="16pt" style:font-style-complex="italic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2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4" style:family="table-cell" style:parent-style-name="Default" style:data-style-name="N11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5" style:family="table-cell" style:parent-style-name="Default" style:data-style-name="N11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6" style:family="table-cell" style:parent-style-name="Default" style:data-style-name="N111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nue compt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Default"/>
        <table:table-column table:style-name="co1" table:number-columns-repeated="2" table:default-cell-style-name="ce29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" table:default-cell-style-name="ce3"/>
        <table:table-column table:style-name="co11" table:default-cell-style-name="ce3"/>
        <table:table-column table:style-name="co7" table:number-columns-repeated="24" table:default-cell-style-name="ce3"/>
        <table:table-column table:style-name="co6" table:number-columns-repeated="982" table:default-cell-style-name="Default"/>
        <table:table-row table:style-name="ro1">
          <table:table-cell table:style-name="ce1" table:number-columns-spanned="5" table:number-rows-spanned="1"/>
          <table:covered-table-cell table:number-columns-repeated="4" table:style-name="ce1"/>
          <table:table-cell table:style-name="ce28" table:number-columns-repeated="6"/>
          <table:table-cell table:number-columns-repeated="1013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2">
          <table:table-cell table:number-columns-repeated="6"/>
          <table:table-cell table:style-name="ce29" table:number-columns-repeated="3"/>
          <table:table-cell table:number-columns-repeated="2"/>
          <table:table-cell table:style-name="ce29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5" table:number-rows-spanned="1">
            <text:p>COMPTE CHEQUE</text:p>
          </table:table-cell>
          <table:covered-table-cell table:number-columns-repeated="4" table:style-name="ce4"/>
          <table:table-cell/>
          <table:table-cell table:style-name="ce30" office:value-type="string" calcext:value-type="string" table:number-columns-spanned="6" table:number-rows-spanned="1">
            <text:p>DEPENSES</text:p>
          </table:table-cell>
          <table:covered-table-cell table:number-columns-repeated="5" table:style-name="ce30"/>
          <table:table-cell/>
          <table:table-cell table:style-name="ce41" office:value-type="string" calcext:value-type="string" table:number-columns-spanned="17" table:number-rows-spanned="1">
            <text:p>RECETTES</text:p>
          </table:table-cell>
          <table:covered-table-cell table:number-columns-repeated="16" table:style-name="ce41"/>
          <table:table-cell table:number-columns-repeated="994"/>
        </table:table-row>
        <table:table-row table:style-name="ro4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Opération</text:p>
          </table:table-cell>
          <table:table-cell table:style-name="ce5" office:value-type="string" calcext:value-type="string">
            <text:p>Débit</text:p>
          </table:table-cell>
          <table:table-cell table:style-name="ce18" office:value-type="string" calcext:value-type="string">
            <text:p>Crédit</text:p>
          </table:table-cell>
          <table:table-cell table:style-name="ce18" office:value-type="string" calcext:value-type="string">
            <text:p>Solde</text:p>
          </table:table-cell>
          <table:table-cell/>
          <table:table-cell table:style-name="ce31" office:value-type="string" calcext:value-type="string">
            <text:p>Paysagiste</text:p>
          </table:table-cell>
          <table:table-cell table:style-name="ce35" office:value-type="string" calcext:value-type="string">
            <text:p>Edf</text:p>
          </table:table-cell>
          <table:table-cell table:style-name="ce35" office:value-type="string" calcext:value-type="string">
            <text:p>Banque</text:p>
          </table:table-cell>
          <table:table-cell table:style-name="ce35" office:value-type="string" calcext:value-type="string">
            <text:p>Assurance</text:p>
          </table:table-cell>
          <table:table-cell table:style-name="ce37" office:value-type="string" calcext:value-type="string">
            <text:p>poste</text:p>
          </table:table-cell>
          <table:table-cell table:style-name="ce38" office:value-type="string" calcext:value-type="string">
            <text:p>Frais A.G.</text:p>
          </table:table-cell>
          <table:table-cell table:style-name="ce40"/>
          <table:table-cell table:style-name="ce42" office:value-type="string" calcext:value-type="string">
            <text:p>Appel de fonds</text:p>
          </table:table-cell>
          <table:table-cell table:style-name="ce45" office:value-type="string" calcext:value-type="string">
            <text:p>Notaire</text:p>
          </table:table-cell>
          <table:table-cell table:style-name="ce45" office:value-type="string" calcext:value-type="string">
            <text:p>Remb</text:p>
          </table:table-cell>
          <table:table-cell table:style-name="ce45" table:number-columns-repeated="13"/>
          <table:table-cell table:style-name="ce46"/>
          <table:table-cell table:number-columns-repeated="994"/>
        </table:table-row>
        <table:table-row table:style-name="ro2">
          <table:table-cell table:style-name="ce6" table:number-columns-repeated="3"/>
          <table:table-cell table:style-name="ce19"/>
          <table:table-cell table:style-name="ce23"/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43"/>
          <table:table-cell table:style-name="ce12" table:number-columns-repeated="15"/>
          <table:table-cell table:style-name="ce47"/>
          <table:table-cell table:number-columns-repeated="994"/>
        </table:table-row>
        <table:table-row table:style-name="ro2">
          <table:table-cell table:style-name="ce7"/>
          <table:table-cell table:style-name="ce10" office:value-type="string" calcext:value-type="string">
            <text:p>Solde au 31/12/2015</text:p>
          </table:table-cell>
          <table:table-cell table:style-name="ce15"/>
          <table:table-cell table:style-name="ce20"/>
          <table:table-cell table:style-name="ce24" office:value-type="float" office:value="2118.97" calcext:value-type="float">
            <text:p>2 118,9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1-11" calcext:value-type="date">
            <text:p>11/01/2016</text:p>
          </table:table-cell>
          <table:table-cell table:style-name="ce11" office:value-type="string" calcext:value-type="string">
            <text:p>Facture SGT???</text:p>
          </table:table-cell>
          <table:table-cell table:style-name="ce16" office:value-type="float" office:value="2" calcext:value-type="float">
            <text:p>2,00</text:p>
          </table:table-cell>
          <table:table-cell table:style-name="ce21"/>
          <table:table-cell table:style-name="ce25" table:formula="of:=IF([.B9]=&quot;&quot;;&quot;&quot;;[.E8]-[.C9]+[.D9])" office:value-type="float" office:value="2116.97" calcext:value-type="float">
            <text:p>2 116,97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1-18" calcext:value-type="date">
            <text:p>18/01/2016</text:p>
          </table:table-cell>
          <table:table-cell table:style-name="ce11" office:value-type="string" calcext:value-type="string">
            <text:p>Chèque n°3790736</text:p>
          </table:table-cell>
          <table:table-cell table:style-name="ce16" office:value-type="float" office:value="42.04" calcext:value-type="float">
            <text:p>42,04</text:p>
          </table:table-cell>
          <table:table-cell table:style-name="ce21"/>
          <table:table-cell table:style-name="ce25" table:formula="of:=IF([.B10]=&quot;&quot;;&quot;&quot;;[.E9]-[.C10]+[.D10])" office:value-type="float" office:value="2074.93" calcext:value-type="float">
            <text:p>2 074,93</text:p>
          </table:table-cell>
          <table:table-cell/>
          <table:table-cell table:style-name="ce32"/>
          <table:table-cell table:style-name="ce36" office:value-type="float" office:value="42.04" calcext:value-type="float">
            <text:p>42,04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1-18" calcext:value-type="date">
            <text:p>18/01/2016</text:p>
          </table:table-cell>
          <table:table-cell table:style-name="ce11" office:value-type="string" calcext:value-type="string">
            <text:p>Appel de fonds BAUNY (n°2)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11]=&quot;&quot;;&quot;&quot;;[.E10]-[.C11]+[.D11])" office:value-type="float" office:value="2124.93" calcext:value-type="float">
            <text:p>2 124,9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1-19" calcext:value-type="date">
            <text:p>19/01/2016</text:p>
          </table:table-cell>
          <table:table-cell table:style-name="ce11" office:value-type="string" calcext:value-type="string">
            <text:p>Appel de fonds PECHEUR-LANDEAU (n°12)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12]=&quot;&quot;;&quot;&quot;;[.E11]-[.C12]+[.D12])" office:value-type="float" office:value="2174.93" calcext:value-type="float">
            <text:p>2 174,9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1-19" calcext:value-type="date">
            <text:p>19/01/2016</text:p>
          </table:table-cell>
          <table:table-cell table:style-name="ce11" office:value-type="string" calcext:value-type="string">
            <text:p>Appel de fonds GAUTIER (n°6)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13]=&quot;&quot;;&quot;&quot;;[.E12]-[.C13]+[.D13])" office:value-type="float" office:value="2224.93" calcext:value-type="float">
            <text:p>2 224,9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1-19" calcext:value-type="date">
            <text:p>19/01/2016</text:p>
          </table:table-cell>
          <table:table-cell table:style-name="ce12" office:value-type="string" calcext:value-type="string">
            <text:p>Appel de fonds BERTRAND-HUYOT (n°1)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14]=&quot;&quot;;&quot;&quot;;[.E13]-[.C14]+[.D14])" office:value-type="float" office:value="2274.93" calcext:value-type="float">
            <text:p>2 274,9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1-20" calcext:value-type="date">
            <text:p>20/01/2016</text:p>
          </table:table-cell>
          <table:table-cell table:style-name="ce11" office:value-type="string" calcext:value-type="string">
            <text:p>Appel de fonds GUILLOU (n°16)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15]=&quot;&quot;;&quot;&quot;;[.E14]-[.C15]+[.D15])" office:value-type="float" office:value="2324.93" calcext:value-type="float">
            <text:p>2 324,9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1-21" calcext:value-type="date">
            <text:p>21/01/2016</text:p>
          </table:table-cell>
          <table:table-cell table:style-name="ce11" office:value-type="string" calcext:value-type="string">
            <text:p>Appel de fonds RAGUIDEAU (n°14)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16]=&quot;&quot;;&quot;&quot;;[.E15]-[.C16]+[.D16])" office:value-type="float" office:value="2374.93" calcext:value-type="float">
            <text:p>2 374,9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2-04" calcext:value-type="date">
            <text:p>04/02/2016</text:p>
          </table:table-cell>
          <table:table-cell table:style-name="ce11" office:value-type="string" calcext:value-type="string">
            <text:p>Appel de fonds LEVEQUE-COIGNEE (n°3)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17]=&quot;&quot;;&quot;&quot;;[.E16]-[.C17]+[.D17])" office:value-type="float" office:value="2424.93" calcext:value-type="float">
            <text:p>2 424,9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2-05" calcext:value-type="date">
            <text:p>05/02/2016</text:p>
          </table:table-cell>
          <table:table-cell table:style-name="ce11" office:value-type="string" calcext:value-type="string">
            <text:p>Appel <text:s/>de fonds COINCE (n°8)(chèque)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18]=&quot;&quot;;&quot;&quot;;[.E17]-[.C18]+[.D18])" office:value-type="float" office:value="2474.93" calcext:value-type="float">
            <text:p>2 474,9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2-08" calcext:value-type="date">
            <text:p>08/02/2016</text:p>
          </table:table-cell>
          <table:table-cell table:style-name="ce11" office:value-type="string" calcext:value-type="string">
            <text:p>Appel de fonds BOUCHAND (n°7)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19]=&quot;&quot;;&quot;&quot;;[.E18]-[.C19]+[.D19])" office:value-type="float" office:value="2524.93" calcext:value-type="float">
            <text:p>2 524,9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2-09" calcext:value-type="date">
            <text:p>09/02/2016</text:p>
          </table:table-cell>
          <table:table-cell table:style-name="ce11" office:value-type="string" calcext:value-type="string">
            <text:p>Appel de fonds FIGUREAU-VALLET (n°10)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20]=&quot;&quot;;&quot;&quot;;[.E19]-[.C20]+[.D20])" office:value-type="float" office:value="2574.93" calcext:value-type="float">
            <text:p>2 574,9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2-16" calcext:value-type="date">
            <text:p>16/02/2016</text:p>
          </table:table-cell>
          <table:table-cell table:style-name="ce11" office:value-type="string" calcext:value-type="string">
            <text:p>Appel de fonds LAURENT (n°13) (chèque)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21]=&quot;&quot;;&quot;&quot;;[.E20]-[.C21]+[.D21])" office:value-type="float" office:value="2624.93" calcext:value-type="float">
            <text:p>2 624,9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3-01" calcext:value-type="date">
            <text:p>01/03/2016</text:p>
          </table:table-cell>
          <table:table-cell table:style-name="ce11" office:value-type="string" calcext:value-type="string">
            <text:p>Facture SGT</text:p>
          </table:table-cell>
          <table:table-cell table:style-name="ce16" office:value-type="float" office:value="2" calcext:value-type="float">
            <text:p>2,00</text:p>
          </table:table-cell>
          <table:table-cell table:style-name="ce21"/>
          <table:table-cell table:style-name="ce25" table:formula="of:=IF([.B22]=&quot;&quot;;&quot;&quot;;[.E21]-[.C22]+[.D22])" office:value-type="float" office:value="2622.93" calcext:value-type="float">
            <text:p>2 622,93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3-10" calcext:value-type="date">
            <text:p>10/03/2016</text:p>
          </table:table-cell>
          <table:table-cell table:style-name="ce11" office:value-type="string" calcext:value-type="string">
            <text:p>chèque n°3781305</text:p>
          </table:table-cell>
          <table:table-cell table:style-name="ce16" office:value-type="float" office:value="171" calcext:value-type="float">
            <text:p>171,00</text:p>
          </table:table-cell>
          <table:table-cell table:style-name="ce21"/>
          <table:table-cell table:style-name="ce25" table:formula="of:=IF([.B23]=&quot;&quot;;&quot;&quot;;[.E22]-[.C23]+[.D23])" office:value-type="float" office:value="2451.93" calcext:value-type="float">
            <text:p>2 451,93</text:p>
          </table:table-cell>
          <table:table-cell/>
          <table:table-cell table:style-name="ce32" office:value-type="float" office:value="171" calcext:value-type="float">
            <text:p>171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3-15" calcext:value-type="date">
            <text:p>15/03/2016</text:p>
          </table:table-cell>
          <table:table-cell table:style-name="ce11" office:value-type="string" calcext:value-type="string">
            <text:p>chèque n°3790736</text:p>
          </table:table-cell>
          <table:table-cell table:style-name="ce16" office:value-type="float" office:value="41.1" calcext:value-type="float">
            <text:p>41,10</text:p>
          </table:table-cell>
          <table:table-cell table:style-name="ce21"/>
          <table:table-cell table:style-name="ce25" table:formula="of:=IF([.B24]=&quot;&quot;;&quot;&quot;;[.E23]-[.C24]+[.D24])" office:value-type="float" office:value="2410.83" calcext:value-type="float">
            <text:p>2 410,83</text:p>
          </table:table-cell>
          <table:table-cell/>
          <table:table-cell table:style-name="ce32"/>
          <table:table-cell table:style-name="ce36" office:value-type="float" office:value="41.1" calcext:value-type="float">
            <text:p>41,10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3-18" calcext:value-type="date">
            <text:p>18/03/2016</text:p>
          </table:table-cell>
          <table:table-cell table:style-name="ce13" office:value-type="string" calcext:value-type="string">
            <text:p>Appel de fonds GUILHAUMON (n°11)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25]=&quot;&quot;;&quot;&quot;;[.E24]-[.C25]+[.D25])" office:value-type="float" office:value="2460.83" calcext:value-type="float">
            <text:p>2 460,8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3-21" calcext:value-type="date">
            <text:p>21/03/2016</text:p>
          </table:table-cell>
          <table:table-cell table:style-name="ce11" office:value-type="string" calcext:value-type="string">
            <text:p>Appel de fonds CERCLERON-COLSON (n°9)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26]=&quot;&quot;;&quot;&quot;;[.E25]-[.C26]+[.D26])" office:value-type="float" office:value="2510.83" calcext:value-type="float">
            <text:p>2 510,8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4-15" calcext:value-type="date">
            <text:p>15/04/2016</text:p>
          </table:table-cell>
          <table:table-cell table:style-name="ce11" office:value-type="string" calcext:value-type="string">
            <text:p>Assurance Groupama</text:p>
          </table:table-cell>
          <table:table-cell table:style-name="ce16" office:value-type="float" office:value="188" calcext:value-type="float">
            <text:p>188,00</text:p>
          </table:table-cell>
          <table:table-cell table:style-name="ce21"/>
          <table:table-cell table:style-name="ce25" table:formula="of:=IF([.B27]=&quot;&quot;;&quot;&quot;;[.E26]-[.C27]+[.D27])" office:value-type="float" office:value="2322.83" calcext:value-type="float">
            <text:p>2 322,83</text:p>
          </table:table-cell>
          <table:table-cell/>
          <table:table-cell table:style-name="ce32"/>
          <table:table-cell table:style-name="ce36" table:number-columns-repeated="2"/>
          <table:table-cell table:style-name="ce36" office:value-type="float" office:value="188" calcext:value-type="float">
            <text:p>188,00</text:p>
          </table:table-cell>
          <table:table-cell table:style-name="ce36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5-10" calcext:value-type="date">
            <text:p>10/05/2016</text:p>
          </table:table-cell>
          <table:table-cell table:style-name="ce12" office:value-type="string" calcext:value-type="string">
            <text:p>Facture SGT</text:p>
          </table:table-cell>
          <table:table-cell table:style-name="ce16" office:value-type="float" office:value="2" calcext:value-type="float">
            <text:p>2,00</text:p>
          </table:table-cell>
          <table:table-cell table:style-name="ce21"/>
          <table:table-cell table:style-name="ce25" table:formula="of:=IF([.B28]=&quot;&quot;;&quot;&quot;;[.E27]-[.C28]+[.D28])" office:value-type="float" office:value="2320.83" calcext:value-type="float">
            <text:p>2 320,83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5-11" calcext:value-type="date">
            <text:p>11/05/2016</text:p>
          </table:table-cell>
          <table:table-cell table:style-name="ce12" office:value-type="string" calcext:value-type="string">
            <text:p>Vir Notaire Maître Guillo Rolland</text:p>
          </table:table-cell>
          <table:table-cell table:style-name="ce16"/>
          <table:table-cell table:style-name="ce21" office:value-type="float" office:value="800" calcext:value-type="float">
            <text:p>800,00</text:p>
          </table:table-cell>
          <table:table-cell table:style-name="ce25" table:formula="of:=IF([.B29]=&quot;&quot;;&quot;&quot;;[.E28]-[.C29]+[.D29])" office:value-type="float" office:value="3120.83" calcext:value-type="float">
            <text:p>3 120,8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office:value-type="float" office:value="800" calcext:value-type="float">
            <text:p>800,00</text:p>
          </table:table-cell>
          <table:table-cell table:style-name="ce36" table:number-columns-repeated="14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5-18" calcext:value-type="date">
            <text:p>18/05/2016</text:p>
          </table:table-cell>
          <table:table-cell table:style-name="ce12" office:value-type="string" calcext:value-type="string">
            <text:p>chèque n°3790737</text:p>
          </table:table-cell>
          <table:table-cell table:style-name="ce16" office:value-type="float" office:value="47.43" calcext:value-type="float">
            <text:p>47,43</text:p>
          </table:table-cell>
          <table:table-cell table:style-name="ce21"/>
          <table:table-cell table:style-name="ce25" table:formula="of:=IF([.B30]=&quot;&quot;;&quot;&quot;;[.E29]-[.C30]+[.D30])" office:value-type="float" office:value="3073.4" calcext:value-type="float">
            <text:p>3 073,40</text:p>
          </table:table-cell>
          <table:table-cell/>
          <table:table-cell table:style-name="ce32"/>
          <table:table-cell table:style-name="ce36" office:value-type="float" office:value="47.43" calcext:value-type="float">
            <text:p>47,43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6-17" calcext:value-type="date">
            <text:p>17/06/2016</text:p>
          </table:table-cell>
          <table:table-cell table:style-name="ce12" office:value-type="string" calcext:value-type="string">
            <text:p>chèque n° 3790738</text:p>
          </table:table-cell>
          <table:table-cell table:style-name="ce16" office:value-type="float" office:value="171" calcext:value-type="float">
            <text:p>171,00</text:p>
          </table:table-cell>
          <table:table-cell table:style-name="ce21"/>
          <table:table-cell table:style-name="ce25" table:formula="of:=IF([.B31]=&quot;&quot;;&quot;&quot;;[.E30]-[.C31]+[.D31])" office:value-type="float" office:value="2902.4" calcext:value-type="float">
            <text:p>2 902,40</text:p>
          </table:table-cell>
          <table:table-cell/>
          <table:table-cell table:style-name="ce32" office:value-type="float" office:value="171" calcext:value-type="float">
            <text:p>171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6-22" calcext:value-type="date">
            <text:p>22/06/2016</text:p>
          </table:table-cell>
          <table:table-cell table:style-name="ce12" office:value-type="string" calcext:value-type="string">
            <text:p>chèque n°3790739</text:p>
          </table:table-cell>
          <table:table-cell table:style-name="ce16" office:value-type="float" office:value="24.04" calcext:value-type="float">
            <text:p>24,04</text:p>
          </table:table-cell>
          <table:table-cell table:style-name="ce21"/>
          <table:table-cell table:style-name="ce25" table:formula="of:=IF([.B32]=&quot;&quot;;&quot;&quot;;[.E31]-[.C32]+[.D32])" office:value-type="float" office:value="2878.36" calcext:value-type="float">
            <text:p>2 878,36</text:p>
          </table:table-cell>
          <table:table-cell/>
          <table:table-cell table:style-name="ce32"/>
          <table:table-cell table:style-name="ce36" table:number-columns-repeated="4"/>
          <table:table-cell table:style-name="ce23" office:value-type="float" office:value="24.04" calcext:value-type="float">
            <text:p>24,04</text:p>
          </table:table-cell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6-14" calcext:value-type="date">
            <text:p>14/06/2016</text:p>
          </table:table-cell>
          <table:table-cell table:style-name="ce12" office:value-type="string" calcext:value-type="string">
            <text:p>Appel de fonds ARGIS et DAVID (n°5)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33]=&quot;&quot;;&quot;&quot;;[.E32]-[.C33]+[.D33])" office:value-type="float" office:value="2928.36" calcext:value-type="float">
            <text:p>2 928,36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6-21" calcext:value-type="date">
            <text:p>21/06/2016</text:p>
          </table:table-cell>
          <table:table-cell table:style-name="ce12" office:value-type="string" calcext:value-type="string">
            <text:p>Retro facture SGT</text:p>
          </table:table-cell>
          <table:table-cell table:style-name="ce16"/>
          <table:table-cell table:style-name="ce21" office:value-type="float" office:value="12" calcext:value-type="float">
            <text:p>12,00</text:p>
          </table:table-cell>
          <table:table-cell table:style-name="ce25" table:formula="of:=IF([.B34]=&quot;&quot;;&quot;&quot;;[.E33]-[.C34]+[.D34])" office:value-type="float" office:value="2940.36" calcext:value-type="float">
            <text:p>2 940,36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/>
          <table:table-cell table:style-name="ce36" office:value-type="float" office:value="12" calcext:value-type="float">
            <text:p>12,00</text:p>
          </table:table-cell>
          <table:table-cell table:style-name="ce36" table:number-columns-repeated="13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6-29" calcext:value-type="date">
            <text:p>29/06/2016</text:p>
          </table:table-cell>
          <table:table-cell table:style-name="ce12" office:value-type="string" calcext:value-type="string">
            <text:p>Appel de fonds PIEGAY (n°4)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35]=&quot;&quot;;&quot;&quot;;[.E34]-[.C35]+[.D35])" office:value-type="float" office:value="2990.36" calcext:value-type="float">
            <text:p>2 990,36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7-11" calcext:value-type="date">
            <text:p>11/07/2016</text:p>
          </table:table-cell>
          <table:table-cell table:style-name="ce12" office:value-type="string" calcext:value-type="string">
            <text:p>Facture SGT</text:p>
          </table:table-cell>
          <table:table-cell table:style-name="ce16" office:value-type="float" office:value="2" calcext:value-type="float">
            <text:p>2,00</text:p>
          </table:table-cell>
          <table:table-cell table:style-name="ce21"/>
          <table:table-cell table:style-name="ce25" table:formula="of:=IF([.B36]=&quot;&quot;;&quot;&quot;;[.E35]-[.C36]+[.D36])" office:value-type="float" office:value="2988.36" calcext:value-type="float">
            <text:p>2 988,36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7-13" calcext:value-type="date">
            <text:p>13/07/2016</text:p>
          </table:table-cell>
          <table:table-cell table:style-name="ce12" office:value-type="string" calcext:value-type="string">
            <text:p>Chèque n°3790740</text:p>
          </table:table-cell>
          <table:table-cell table:style-name="ce16" office:value-type="float" office:value="31.34" calcext:value-type="float">
            <text:p>31,34</text:p>
          </table:table-cell>
          <table:table-cell table:style-name="ce21"/>
          <table:table-cell table:style-name="ce25" table:formula="of:=IF([.B37]=&quot;&quot;;&quot;&quot;;[.E36]-[.C37]+[.D37])" office:value-type="float" office:value="2957.02" calcext:value-type="float">
            <text:p>2 957,02</text:p>
          </table:table-cell>
          <table:table-cell/>
          <table:table-cell table:style-name="ce32"/>
          <table:table-cell table:style-name="ce36" office:value-type="float" office:value="31.34" calcext:value-type="float">
            <text:p>31,34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8-23" calcext:value-type="date">
            <text:p>23/08/2016</text:p>
          </table:table-cell>
          <table:table-cell table:style-name="ce12" office:value-type="string" calcext:value-type="string">
            <text:p>Chèque n°3790741</text:p>
          </table:table-cell>
          <table:table-cell table:style-name="ce16" office:value-type="float" office:value="18" calcext:value-type="float">
            <text:p>18,00</text:p>
          </table:table-cell>
          <table:table-cell table:style-name="ce21"/>
          <table:table-cell table:style-name="ce25" table:formula="of:=IF([.B38]=&quot;&quot;;&quot;&quot;;[.E37]-[.C38]+[.D38])" office:value-type="float" office:value="2939.02" calcext:value-type="float">
            <text:p>2 939,02</text:p>
          </table:table-cell>
          <table:table-cell/>
          <table:table-cell table:style-name="ce32"/>
          <table:table-cell table:style-name="ce36" table:number-columns-repeated="3"/>
          <table:table-cell table:style-name="ce36" office:value-type="float" office:value="18" calcext:value-type="float">
            <text:p>18,00</text:p>
          </table:table-cell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 office:value-type="string" calcext:value-type="string">
            <text:p>Chèque n°3790742</text:p>
          </table:table-cell>
          <table:table-cell table:style-name="ce16" office:value-type="float" office:value="171" calcext:value-type="float">
            <text:p>171,00</text:p>
          </table:table-cell>
          <table:table-cell table:style-name="ce21"/>
          <table:table-cell table:style-name="ce25" table:formula="of:=IF([.B39]=&quot;&quot;;&quot;&quot;;[.E38]-[.C39]+[.D39])" office:value-type="float" office:value="2768.02" calcext:value-type="float">
            <text:p>2 768,02</text:p>
          </table:table-cell>
          <table:table-cell/>
          <table:table-cell table:style-name="ce32" office:value-type="float" office:value="171" calcext:value-type="float">
            <text:p>171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9-01" calcext:value-type="date">
            <text:p>01/09/2016</text:p>
          </table:table-cell>
          <table:table-cell table:style-name="ce12" office:value-type="string" calcext:value-type="string">
            <text:p>Facture SGT</text:p>
          </table:table-cell>
          <table:table-cell table:style-name="ce16" office:value-type="float" office:value="2" calcext:value-type="float">
            <text:p>2,00</text:p>
          </table:table-cell>
          <table:table-cell table:style-name="ce21"/>
          <table:table-cell table:style-name="ce25" table:formula="of:=IF([.B40]=&quot;&quot;;&quot;&quot;;[.E39]-[.C40]+[.D40])" office:value-type="float" office:value="2766.02" calcext:value-type="float">
            <text:p>2 766,02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9-20" calcext:value-type="date">
            <text:p>20/09/2016</text:p>
          </table:table-cell>
          <table:table-cell table:style-name="ce12" office:value-type="string" calcext:value-type="string">
            <text:p>Appel de fond bertrand Huyot (erreur)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41]=&quot;&quot;;&quot;&quot;;[.E40]-[.C41]+[.D41])" office:value-type="float" office:value="2816.02" calcext:value-type="float">
            <text:p>2 816,02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09-12" calcext:value-type="date">
            <text:p>12/09/2016</text:p>
          </table:table-cell>
          <table:table-cell table:style-name="ce12" office:value-type="string" calcext:value-type="string">
            <text:p>Chèque n°3709743</text:p>
          </table:table-cell>
          <table:table-cell table:style-name="ce16" office:value-type="float" office:value="30.24" calcext:value-type="float">
            <text:p>30,24</text:p>
          </table:table-cell>
          <table:table-cell table:style-name="ce21"/>
          <table:table-cell table:style-name="ce25" table:formula="of:=IF([.B42]=&quot;&quot;;&quot;&quot;;[.E41]-[.C42]+[.D42])" office:value-type="float" office:value="2785.78" calcext:value-type="float">
            <text:p>2 785,78</text:p>
          </table:table-cell>
          <table:table-cell/>
          <table:table-cell table:style-name="ce32"/>
          <table:table-cell table:style-name="ce36" office:value-type="float" office:value="30.24" calcext:value-type="float">
            <text:p>30,24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10-08" calcext:value-type="date">
            <text:p>08/10/2016</text:p>
          </table:table-cell>
          <table:table-cell table:style-name="ce12" office:value-type="string" calcext:value-type="string">
            <text:p>chèque n°4751241 (remb trop perçu Huyot)</text:p>
          </table:table-cell>
          <table:table-cell table:style-name="ce16" office:value-type="float" office:value="50" calcext:value-type="float">
            <text:p>50,00</text:p>
          </table:table-cell>
          <table:table-cell table:style-name="ce21"/>
          <table:table-cell table:style-name="ce25" table:formula="of:=IF([.B43]=&quot;&quot;;&quot;&quot;;[.E42]-[.C43]+[.D43])" office:value-type="float" office:value="2735.78" calcext:value-type="float">
            <text:p>2 735,78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-50" calcext:value-type="float">
            <text:p>-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11-01" calcext:value-type="date">
            <text:p>01/11/2016</text:p>
          </table:table-cell>
          <table:table-cell table:style-name="ce12" office:value-type="string" calcext:value-type="string">
            <text:p>Facture SGT</text:p>
          </table:table-cell>
          <table:table-cell table:style-name="ce16" office:value-type="float" office:value="2" calcext:value-type="float">
            <text:p>2,00</text:p>
          </table:table-cell>
          <table:table-cell table:style-name="ce21"/>
          <table:table-cell table:style-name="ce25" table:formula="of:=IF([.B44]=&quot;&quot;;&quot;&quot;;[.E43]-[.C44]+[.D44])" office:value-type="float" office:value="2733.78" calcext:value-type="float">
            <text:p>2 733,78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11-18" calcext:value-type="date">
            <text:p>18/11/2016</text:p>
          </table:table-cell>
          <table:table-cell table:style-name="ce12" office:value-type="string" calcext:value-type="string">
            <text:p>chèque n°4751242 </text:p>
          </table:table-cell>
          <table:table-cell table:style-name="ce16" office:value-type="float" office:value="20.1" calcext:value-type="float">
            <text:p>20,10</text:p>
          </table:table-cell>
          <table:table-cell table:style-name="ce21"/>
          <table:table-cell table:style-name="ce25" table:formula="of:=IF([.B45]=&quot;&quot;;&quot;&quot;;[.E44]-[.C45]+[.D45])" office:value-type="float" office:value="2713.68" calcext:value-type="float">
            <text:p>2 713,68</text:p>
          </table:table-cell>
          <table:table-cell/>
          <table:table-cell table:style-name="ce32"/>
          <table:table-cell table:style-name="ce36" office:value-type="float" office:value="20.1" calcext:value-type="float">
            <text:p>20,10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11-22" calcext:value-type="date">
            <text:p>22/11/2016</text:p>
          </table:table-cell>
          <table:table-cell table:style-name="ce12" office:value-type="string" calcext:value-type="string">
            <text:p>Notaire</text:p>
          </table:table-cell>
          <table:table-cell table:style-name="ce16"/>
          <table:table-cell table:style-name="ce21" office:value-type="float" office:value="195.45" calcext:value-type="float">
            <text:p>195,45</text:p>
          </table:table-cell>
          <table:table-cell table:style-name="ce25" table:formula="of:=IF([.B46]=&quot;&quot;;&quot;&quot;;[.E45]-[.C46]+[.D46])" office:value-type="float" office:value="2909.13" calcext:value-type="float">
            <text:p>2 909,1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office:value-type="float" office:value="195.45" calcext:value-type="float">
            <text:p>195,45</text:p>
          </table:table-cell>
          <table:table-cell table:style-name="ce36" table:number-columns-repeated="14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6-12-22" calcext:value-type="date">
            <text:p>22/12/2016</text:p>
          </table:table-cell>
          <table:table-cell table:style-name="ce12" office:value-type="string" calcext:value-type="string">
            <text:p>chèque n°4751243</text:p>
          </table:table-cell>
          <table:table-cell table:style-name="ce16" office:value-type="float" office:value="171" calcext:value-type="float">
            <text:p>171,00</text:p>
          </table:table-cell>
          <table:table-cell table:style-name="ce21"/>
          <table:table-cell table:style-name="ce25" table:formula="of:=IF([.B47]=&quot;&quot;;&quot;&quot;;[.E46]-[.C47]+[.D47])" office:value-type="float" office:value="2738.13" calcext:value-type="float">
            <text:p>2 738,13</text:p>
          </table:table-cell>
          <table:table-cell/>
          <table:table-cell table:style-name="ce32" office:value-type="float" office:value="171" calcext:value-type="float">
            <text:p>171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48]=&quot;&quot;;&quot;&quot;;[.E47]-[.C48]+[.D48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49]=&quot;&quot;;&quot;&quot;;[.E48]-[.C49]+[.D49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50]=&quot;&quot;;&quot;&quot;;[.E49]-[.C50]+[.D50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51]=&quot;&quot;;&quot;&quot;;[.E50]-[.C51]+[.D51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52]=&quot;&quot;;&quot;&quot;;[.E51]-[.C52]+[.D52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53]=&quot;&quot;;&quot;&quot;;[.E52]-[.C53]+[.D53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54]=&quot;&quot;;&quot;&quot;;[.E53]-[.C54]+[.D54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55]=&quot;&quot;;&quot;&quot;;[.E54]-[.C55]+[.D55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56]=&quot;&quot;;&quot;&quot;;[.E55]-[.C56]+[.D56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57]=&quot;&quot;;&quot;&quot;;[.E56]-[.C57]+[.D57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58]=&quot;&quot;;&quot;&quot;;[.E57]-[.C58]+[.D58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59]=&quot;&quot;;&quot;&quot;;[.E58]-[.C59]+[.D59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60]=&quot;&quot;;&quot;&quot;;[.E59]-[.C60]+[.D60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61]=&quot;&quot;;&quot;&quot;;[.E60]-[.C61]+[.D61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62]=&quot;&quot;;&quot;&quot;;[.E61]-[.C62]+[.D62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63]=&quot;&quot;;&quot;&quot;;[.E62]-[.C63]+[.D63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/>
          <table:table-cell table:style-name="ce21"/>
          <table:table-cell table:style-name="ce25" table:formula="of:=IF([.B64]=&quot;&quot;;&quot;&quot;;[.E63]-[.C64]+[.D64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7"/>
          <table:table-cell table:style-name="ce21"/>
          <table:table-cell table:style-name="ce25" table:formula="of:=IF([.B65]=&quot;&quot;;&quot;&quot;;[.E64]-[.C65]+[.D65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7"/>
          <table:table-cell table:style-name="ce21"/>
          <table:table-cell table:style-name="ce25" table:formula="of:=IF([.B66]=&quot;&quot;;&quot;&quot;;[.E65]-[.C66]+[.D66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67]=&quot;&quot;;&quot;&quot;;[.E66]-[.C67]+[.D67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68]=&quot;&quot;;&quot;&quot;;[.E67]-[.C68]+[.D68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69]=&quot;&quot;;&quot;&quot;;[.E68]-[.C69]+[.D69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70]=&quot;&quot;;&quot;&quot;;[.E69]-[.C70]+[.D70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71]=&quot;&quot;;&quot;&quot;;[.E70]-[.C71]+[.D71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72]=&quot;&quot;;&quot;&quot;;[.E71]-[.C72]+[.D72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73]=&quot;&quot;;&quot;&quot;;[.E72]-[.C73]+[.D73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74]=&quot;&quot;;&quot;&quot;;[.E73]-[.C74]+[.D74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75]=&quot;&quot;;&quot;&quot;;[.E74]-[.C75]+[.D75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76]=&quot;&quot;;&quot;&quot;;[.E75]-[.C76]+[.D76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77]=&quot;&quot;;&quot;&quot;;[.E76]-[.C77]+[.D77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78]=&quot;&quot;;&quot;&quot;;[.E77]-[.C78]+[.D78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79]=&quot;&quot;;&quot;&quot;;[.E78]-[.C79]+[.D79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0]=&quot;&quot;;&quot;&quot;;[.E79]-[.C80]+[.D80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1]=&quot;&quot;;&quot;&quot;;[.E80]-[.C81]+[.D81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2]=&quot;&quot;;&quot;&quot;;[.E81]-[.C82]+[.D82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3]=&quot;&quot;;&quot;&quot;;[.E82]-[.C83]+[.D83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4]=&quot;&quot;;&quot;&quot;;[.E83]-[.C84]+[.D84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5]=&quot;&quot;;&quot;&quot;;[.E84]-[.C85]+[.D85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6]=&quot;&quot;;&quot;&quot;;[.E85]-[.C86]+[.D86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7]=&quot;&quot;;&quot;&quot;;[.E86]-[.C87]+[.D87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8]=&quot;&quot;;&quot;&quot;;[.E87]-[.C88]+[.D88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9]=&quot;&quot;;&quot;&quot;;[.E88]-[.C89]+[.D89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90]=&quot;&quot;;&quot;&quot;;[.E89]-[.C90]+[.D90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91]=&quot;&quot;;&quot;&quot;;[.E90]-[.C91]+[.D91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7"/>
          <table:table-cell table:style-name="ce21"/>
          <table:table-cell table:style-name="ce25" table:formula="of:=IF([.B92]=&quot;&quot;;&quot;&quot;;[.E91]-[.C92]+[.D92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7"/>
          <table:table-cell table:style-name="ce10" office:value-type="string" calcext:value-type="string">
            <text:p>Solde au <text:s/>31/12/16</text:p>
          </table:table-cell>
          <table:table-cell table:style-name="ce15" table:formula="of:=SUM([.C9:.C92])" office:value-type="float" office:value="1188.29" calcext:value-type="float">
            <text:p>1188,29</text:p>
          </table:table-cell>
          <table:table-cell table:style-name="ce20" table:formula="of:=SUM([.D9:.D92])" office:value-type="float" office:value="1807.45" calcext:value-type="float">
            <text:p>1 807,45</text:p>
          </table:table-cell>
          <table:table-cell table:style-name="ce26" table:formula="of:=[.E8]-[.C93]+[.D93]" office:value-type="float" office:value="2738.13" calcext:value-type="float">
            <text:p>2738,13</text:p>
          </table:table-cell>
          <table:table-cell/>
          <table:table-cell table:style-name="ce33" table:formula="of:=SUM([.G9:.G92])" office:value-type="float" office:value="684" calcext:value-type="float">
            <text:p>684,00</text:p>
          </table:table-cell>
          <table:table-cell table:style-name="ce33" table:formula="of:=SUM([.H9:.H92])" office:value-type="float" office:value="212.25" calcext:value-type="float">
            <text:p>212,25</text:p>
          </table:table-cell>
          <table:table-cell table:style-name="ce33" table:formula="of:=SUM([.I9:.I92])" office:value-type="float" office:value="12" calcext:value-type="float">
            <text:p>12,00</text:p>
          </table:table-cell>
          <table:table-cell table:style-name="ce33" table:formula="of:=SUM([.J9:.J92])" office:value-type="float" office:value="188" calcext:value-type="float">
            <text:p>188,00</text:p>
          </table:table-cell>
          <table:table-cell table:style-name="ce33" table:formula="of:=SUM([.K9:.K92])" office:value-type="float" office:value="18" calcext:value-type="float">
            <text:p>18,00</text:p>
          </table:table-cell>
          <table:table-cell table:style-name="ce33" table:formula="of:=SUM([.L9:.L92])" office:value-type="float" office:value="24.04" calcext:value-type="float">
            <text:p>24,04</text:p>
          </table:table-cell>
          <table:table-cell/>
          <table:table-cell table:style-name="ce44" table:formula="of:=SUM([.N9:.N91])" office:value-type="float" office:value="750" calcext:value-type="float">
            <text:p>750,00</text:p>
          </table:table-cell>
          <table:table-cell table:style-name="ce44" table:formula="of:=SUM([.O9:.O92])" office:value-type="float" office:value="995.45" calcext:value-type="float">
            <text:p>995,45</text:p>
          </table:table-cell>
          <table:table-cell table:style-name="ce44" table:formula="of:=SUM([.P9:.P92])" office:value-type="float" office:value="12" calcext:value-type="float">
            <text:p>12,00</text:p>
          </table:table-cell>
          <table:table-cell table:style-name="ce44" table:formula="of:=SUM([.Q9:.Q92])" office:value-type="float" office:value="0" calcext:value-type="float">
            <text:p>0,00</text:p>
          </table:table-cell>
          <table:table-cell table:style-name="ce44" table:formula="of:=SUM([.R9:.R92])" office:value-type="float" office:value="0" calcext:value-type="float">
            <text:p>0,00</text:p>
          </table:table-cell>
          <table:table-cell table:style-name="ce44" table:number-columns-repeated="10"/>
          <table:table-cell table:style-name="ce44" table:formula="of:=SUM([.AC9:.AC92])" office:value-type="float" office:value="0" calcext:value-type="float">
            <text:p>0,00</text:p>
          </table:table-cell>
          <table:table-cell table:style-name="ce44" table:formula="of:=SUM([.AD9:.AD92])" office:value-type="float" office:value="0" calcext:value-type="float">
            <text:p>0,00</text:p>
          </table:table-cell>
          <table:table-cell table:number-columns-repeated="994"/>
        </table:table-row>
        <table:table-row table:style-name="ro2">
          <table:table-cell table:style-name="ce9"/>
          <table:table-cell table:style-name="ce14" table:number-columns-repeated="2"/>
          <table:table-cell table:style-name="ce22"/>
          <table:table-cell table:style-name="ce27"/>
          <table:table-cell/>
          <table:table-cell table:style-name="ce34"/>
          <table:table-cell table:style-name="ce14" table:number-columns-repeated="2"/>
          <table:table-cell table:style-name="ce22" table:number-columns-repeated="2"/>
          <table:table-cell table:style-name="ce39"/>
          <table:table-cell/>
          <table:table-cell table:style-name="ce34"/>
          <table:table-cell table:style-name="ce14" table:number-columns-repeated="15"/>
          <table:table-cell table:style-name="ce39"/>
          <table:table-cell table:number-columns-repeated="994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lan Année" table:style-name="ta2" table:print-ranges="'Bilan Année'.A1:'Bilan Année'.F33 'Bilan Année'.J7:'Bilan Année'.J7">
        <office:forms form:automatic-focus="false" form:apply-design-mode="false"/>
        <table:table-column table:style-name="co12" table:number-columns-repeated="3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6" table:visibility="collapse" table:default-cell-style-name="ce48"/>
        <table:table-column table:style-name="co12" table:number-columns-repeated="4" table:default-cell-style-name="ce48"/>
        <table:table-column table:style-name="co16" table:default-cell-style-name="ce48"/>
        <table:table-column table:style-name="co15" table:default-cell-style-name="ce48"/>
        <table:table-column table:style-name="co17" table:default-cell-style-name="ce48"/>
        <table:table-column table:style-name="co12" table:number-columns-repeated="243" table:default-cell-style-name="ce48"/>
        <table:table-column table:style-name="co12" table:number-columns-repeated="767" table:default-cell-style-name="Default"/>
        <table:table-row table:style-name="ro2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49" office:value-type="string" calcext:value-type="string" table:number-columns-spanned="6" table:number-rows-spanned="1">
            <text:p>ASL Domaine de la Roussellerie</text:p>
          </table:table-cell>
          <table:covered-table-cell table:number-columns-repeated="5" table:style-name="ce49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5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50" office:value-type="string" calcext:value-type="string" table:number-columns-spanned="6" table:number-rows-spanned="1">
            <text:p>BILAN FINANCIER ANNEE 2016</text:p>
          </table:table-cell>
          <table:covered-table-cell table:number-columns-repeated="5" table:style-name="ce50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51" table:number-columns-repeated="6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6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7">
          <table:table-cell table:style-name="ce52" office:value-type="string" calcext:value-type="string" table:number-columns-spanned="4" table:number-rows-spanned="1">
            <text:p>INTITULES</text:p>
          </table:table-cell>
          <table:covered-table-cell table:number-columns-repeated="3" table:style-name="ce52"/>
          <table:table-cell table:style-name="ce52" office:value-type="string" calcext:value-type="string">
            <text:p>RECETTES</text:p>
          </table:table-cell>
          <table:table-cell table:style-name="ce52" office:value-type="string" calcext:value-type="string">
            <text:p>DEPENSES</text:p>
          </table:table-cell>
          <table:table-cell table:style-name="ce69" table:number-columns-repeated="2"/>
          <table:table-cell table:style-name="ce3" table:number-columns-repeated="6"/>
          <table:table-cell table:style-name="ce69" table:number-columns-repeated="1010"/>
        </table:table-row>
        <table:table-row table:style-name="ro8">
          <table:table-cell table:style-name="ce53" table:number-columns-repeated="4"/>
          <table:table-cell table:style-name="ce59" table:number-columns-repeated="2"/>
          <table:table-cell table:style-name="ce70" table:number-columns-repeated="2"/>
          <table:table-cell table:style-name="ce3" table:number-columns-repeated="6"/>
          <table:table-cell table:style-name="ce70"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Appels de fonds propriétaires</text:p>
          </table:table-cell>
          <table:covered-table-cell table:number-columns-repeated="3" table:style-name="ce54"/>
          <table:table-cell table:style-name="ce60" table:formula="of:=[$'tenue compte'.N93]" office:value-type="float" office:value="750" calcext:value-type="float">
            <text:p>750,00 €</text:p>
          </table:table-cell>
          <table:table-cell table:style-name="ce60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Paysagiste</text:p>
          </table:table-cell>
          <table:covered-table-cell table:number-columns-repeated="3" table:style-name="ce54"/>
          <table:table-cell table:style-name="ce60"/>
          <table:table-cell table:style-name="ce60" table:formula="of:=[$'tenue compte'.G93]" office:value-type="float" office:value="684" calcext:value-type="float">
            <text:p>684,00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E D F</text:p>
          </table:table-cell>
          <table:covered-table-cell table:number-columns-repeated="3" table:style-name="ce54"/>
          <table:table-cell table:style-name="ce60"/>
          <table:table-cell table:style-name="ce60" table:formula="of:=[$'tenue compte'.H93]" office:value-type="float" office:value="212.25" calcext:value-type="float">
            <text:p>212,25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0" table:visibility="collapse">
          <table:table-cell table:style-name="ce54" table:number-columns-repeated="4"/>
          <table:table-cell table:style-name="ce60" table:number-columns-repeated="2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5" office:value-type="string" calcext:value-type="string" table:number-columns-spanned="4" table:number-rows-spanned="1">
            <text:p>Frais bancaires</text:p>
          </table:table-cell>
          <table:covered-table-cell table:number-columns-repeated="3" table:style-name="ce55"/>
          <table:table-cell table:style-name="ce61"/>
          <table:table-cell table:style-name="ce60" table:formula="of:=[$'tenue compte'.I93]" office:value-type="float" office:value="12" calcext:value-type="float">
            <text:p>12,00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Assurances</text:p>
          </table:table-cell>
          <table:covered-table-cell table:number-columns-repeated="3" table:style-name="ce54"/>
          <table:table-cell table:style-name="ce61"/>
          <table:table-cell table:style-name="ce62" table:formula="of:=[$'tenue compte'.J93]" office:value-type="float" office:value="188" calcext:value-type="float">
            <text:p>188,00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Notaire</text:p>
          </table:table-cell>
          <table:covered-table-cell table:number-columns-repeated="3" table:style-name="ce54"/>
          <table:table-cell table:style-name="ce62" table:formula="of:=[$'tenue compte'.O93]" office:value-type="float" office:value="995.45" calcext:value-type="float">
            <text:p>995,45 €</text:p>
          </table:table-cell>
          <table:table-cell table:style-name="ce62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poste</text:p>
          </table:table-cell>
          <table:covered-table-cell table:number-columns-repeated="3" table:style-name="ce54"/>
          <table:table-cell table:style-name="ce62"/>
          <table:table-cell table:style-name="ce68" table:formula="of:=[$'tenue compte'.K93]" office:value-type="float" office:value="18" calcext:value-type="float">
            <text:p>18,00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banque (remboursement)</text:p>
          </table:table-cell>
          <table:covered-table-cell table:number-columns-repeated="3" table:style-name="ce54"/>
          <table:table-cell table:style-name="ce62" table:formula="of:=[$'tenue compte'.P93]" office:value-type="float" office:value="12" calcext:value-type="float">
            <text:p>12,00 €</text:p>
          </table:table-cell>
          <table:table-cell table:style-name="ce61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table:number-columns-spanned="4" table:number-rows-spanned="1"/>
          <table:covered-table-cell table:number-columns-repeated="3" table:style-name="ce54"/>
          <table:table-cell table:style-name="ce62"/>
          <table:table-cell table:style-name="ce61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Frais Assemblée Générale</text:p>
          </table:table-cell>
          <table:covered-table-cell table:number-columns-repeated="3" table:style-name="ce54"/>
          <table:table-cell table:style-name="ce62"/>
          <table:table-cell table:style-name="ce62" table:formula="of:=[$'tenue compte'.L93]" office:value-type="float" office:value="24.04" calcext:value-type="float">
            <text:p>24,04 €</text:p>
          </table:table-cell>
          <table:table-cell table:style-name="ce71" table:formula="of:=[.D17]+[.D18]+[.D20]+[#REF!]+[#REF!]" office:value-type="string" office:string-value="" calcext:value-type="error">
            <text:p>#REF !</text:p>
          </table:table-cell>
          <table:table-cell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6" table:number-columns-spanned="4" table:number-rows-spanned="1"/>
          <table:covered-table-cell table:number-columns-repeated="3" table:style-name="ce56"/>
          <table:table-cell table:style-name="ce63" table:formula="of:=SUM([.E10:.E20])" office:value-type="float" office:value="1757.45" calcext:value-type="float">
            <text:p>1 757,45 €</text:p>
          </table:table-cell>
          <table:table-cell table:style-name="ce63" table:formula="of:=SUM([.F10:.F20])" office:value-type="float" office:value="1138.29" calcext:value-type="float">
            <text:p>1 138,29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1">
          <table:table-cell table:style-name="ce57" table:number-columns-repeated="4"/>
          <table:table-cell table:style-name="ce64" table:number-columns-repeated="2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58" office:value-type="string" calcext:value-type="string" table:number-columns-spanned="4" table:number-rows-spanned="2">
            <text:p>RESULTAT ANNEE 2016</text:p>
          </table:table-cell>
          <table:covered-table-cell table:number-columns-repeated="3" table:style-name="ce58"/>
          <table:table-cell table:style-name="ce65" table:formula="of:=[.E21]-[.F21]" office:value-type="float" office:value="619.16" calcext:value-type="float" table:number-columns-spanned="2" table:number-rows-spanned="2">
            <text:p>619,16 €</text:p>
          </table:table-cell>
          <table:covered-table-cell table:style-name="ce65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covered-table-cell table:number-columns-repeated="4" table:style-name="ce58"/>
          <table:covered-table-cell table:number-columns-repeated="2" table:style-name="ce65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2">
          <table:table-cell table:number-columns-repeated="4"/>
          <table:table-cell table:style-name="ce66" table:number-columns-repeated="2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number-columns-repeated="4"/>
          <table:table-cell table:style-name="ce66" table:number-columns-repeated="2"/>
          <table:table-cell table:number-columns-repeated="1018"/>
        </table:table-row>
        <table:table-row table:style-name="ro13">
          <table:table-cell table:number-columns-repeated="4"/>
          <table:table-cell table:style-name="ce66" table:number-columns-repeated="2"/>
          <table:table-cell table:number-columns-repeated="1018"/>
        </table:table-row>
        <table:table-row table:style-name="ro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67"/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'tenue compte'.$A$1" table:expression="([$'Bilan Année'.$A$1:.$F$33];[$'Bilan Année'.$J$7])"/>
        </table:named-expressions>
      </table:table>
      <table:table table:name="Bilan prévisionnel" table:style-name="ta3" table:print-ranges="'Bilan prévisionnel'.B1:'Bilan prévisionnel'.G24">
        <table:table-column table:style-name="co6" table:visibility="collapse" table:default-cell-style-name="ce48"/>
        <table:table-column table:style-name="co12" table:number-columns-repeated="3" table:default-cell-style-name="ce48"/>
        <table:table-column table:style-name="co16" table:default-cell-style-name="ce48"/>
        <table:table-column table:style-name="co15" table:default-cell-style-name="ce48"/>
        <table:table-column table:style-name="co17" table:default-cell-style-name="ce48"/>
        <table:table-column table:style-name="co12" table:number-columns-repeated="243" table:default-cell-style-name="ce48"/>
        <table:table-column table:style-name="co6" table:number-columns-repeated="77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49" office:value-type="string" calcext:value-type="string" table:number-columns-spanned="6" table:number-rows-spanned="1">
            <text:p>ASL Domaine de la Roussellerie</text:p>
          </table:table-cell>
          <table:covered-table-cell table:number-columns-repeated="5" table:style-name="ce49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50" office:value-type="string" calcext:value-type="string" table:number-columns-spanned="6" table:number-rows-spanned="1">
            <text:p>BILAN PREVISIONNEL ANNEE <text:s/>2017</text:p>
          </table:table-cell>
          <table:covered-table-cell table:number-columns-repeated="5" table:style-name="ce50"/>
          <table:table-cell table:number-columns-repeated="1017"/>
        </table:table-row>
        <table:table-row table:style-name="ro15">
          <table:table-cell/>
          <table:table-cell table:style-name="ce72" table:number-columns-spanned="6" table:number-rows-spanned="1"/>
          <table:covered-table-cell table:number-columns-repeated="5" table:style-name="ce72"/>
          <table:table-cell table:number-columns-repeated="1017"/>
        </table:table-row>
        <table:table-row table:style-name="ro16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style-name="ce69"/>
          <table:table-cell table:style-name="ce52" office:value-type="string" calcext:value-type="string" table:number-columns-spanned="4" table:number-rows-spanned="1">
            <text:p>INTITULES</text:p>
          </table:table-cell>
          <table:covered-table-cell table:number-columns-repeated="3" table:style-name="ce52"/>
          <table:table-cell table:style-name="ce52" office:value-type="string" calcext:value-type="string">
            <text:p>RECETTES</text:p>
          </table:table-cell>
          <table:table-cell table:style-name="ce52" office:value-type="string" calcext:value-type="string">
            <text:p>DEPENSES</text:p>
          </table:table-cell>
          <table:table-cell table:style-name="ce69" table:number-columns-repeated="1017"/>
        </table:table-row>
        <table:table-row table:style-name="ro8">
          <table:table-cell table:style-name="ce70"/>
          <table:table-cell table:style-name="ce53" table:number-columns-repeated="4"/>
          <table:table-cell table:style-name="ce59" table:number-columns-repeated="2"/>
          <table:table-cell table:style-name="ce70"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Appels de fonds propriétaires</text:p>
          </table:table-cell>
          <table:covered-table-cell table:number-columns-repeated="3" table:style-name="ce54"/>
          <table:table-cell table:style-name="ce60" office:value-type="float" office:value="750" calcext:value-type="float">
            <text:p>750,00 €</text:p>
          </table:table-cell>
          <table:table-cell table:style-name="ce60"/>
          <table:table-cell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Paysagiste</text:p>
          </table:table-cell>
          <table:covered-table-cell table:number-columns-repeated="3" table:style-name="ce54"/>
          <table:table-cell table:style-name="ce60"/>
          <table:table-cell table:style-name="ce60" office:value-type="float" office:value="756" calcext:value-type="float">
            <text:p>756,00 €</text:p>
          </table:table-cell>
          <table:table-cell table:number-columns-repeated="1017"/>
        </table:table-row>
        <table:table-row table:style-name="ro10" table:visibility="collapse">
          <table:table-cell/>
          <table:table-cell table:style-name="ce54" office:value-type="string" calcext:value-type="string" table:number-columns-spanned="4" table:number-rows-spanned="1">
            <text:p>E D F</text:p>
          </table:table-cell>
          <table:covered-table-cell table:number-columns-repeated="3" table:style-name="ce54"/>
          <table:table-cell table:style-name="ce60" table:number-columns-repeated="2"/>
          <table:table-cell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E D F</text:p>
          </table:table-cell>
          <table:covered-table-cell table:number-columns-repeated="3" table:style-name="ce54"/>
          <table:table-cell table:style-name="ce60"/>
          <table:table-cell table:style-name="ce60" office:value-type="float" office:value="240" calcext:value-type="float">
            <text:p>240,00 €</text:p>
          </table:table-cell>
          <table:table-cell table:number-columns-repeated="1017"/>
        </table:table-row>
        <table:table-row table:style-name="ro9">
          <table:table-cell/>
          <table:table-cell table:style-name="ce55" office:value-type="string" calcext:value-type="string" table:number-columns-spanned="4" table:number-rows-spanned="1">
            <text:p>Frais bancaires</text:p>
          </table:table-cell>
          <table:covered-table-cell table:number-columns-repeated="3" table:style-name="ce55"/>
          <table:table-cell table:style-name="ce62"/>
          <table:table-cell table:style-name="ce62" office:value-type="float" office:value="12" calcext:value-type="float">
            <text:p>12,00 €</text:p>
          </table:table-cell>
          <table:table-cell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Assurances</text:p>
          </table:table-cell>
          <table:covered-table-cell table:number-columns-repeated="3" table:style-name="ce54"/>
          <table:table-cell table:style-name="ce62"/>
          <table:table-cell table:style-name="ce62" office:value-type="float" office:value="188" calcext:value-type="float">
            <text:p>188,00 €</text:p>
          </table:table-cell>
          <table:table-cell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Remboursement Notaire</text:p>
          </table:table-cell>
          <table:covered-table-cell table:number-columns-repeated="3" table:style-name="ce54"/>
          <table:table-cell table:style-name="ce73" office:value-type="float" office:value="0" calcext:value-type="float">
            <text:p>0,00 €</text:p>
          </table:table-cell>
          <table:table-cell table:style-name="ce62"/>
          <table:table-cell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Frais Assemblée Générale</text:p>
          </table:table-cell>
          <table:covered-table-cell table:number-columns-repeated="3" table:style-name="ce54"/>
          <table:table-cell table:style-name="ce74"/>
          <table:table-cell table:style-name="ce62" office:value-type="float" office:value="0" calcext:value-type="float">
            <text:p>0,00 €</text:p>
          </table:table-cell>
          <table:table-cell table:number-columns-repeated="1017"/>
        </table:table-row>
        <table:table-row table:style-name="ro9">
          <table:table-cell/>
          <table:table-cell table:style-name="ce54" table:number-columns-spanned="4" table:number-rows-spanned="1"/>
          <table:covered-table-cell table:number-columns-repeated="3" table:style-name="ce54"/>
          <table:table-cell table:style-name="ce74"/>
          <table:table-cell table:style-name="ce62"/>
          <table:table-cell table:number-columns-repeated="1017"/>
        </table:table-row>
        <table:table-row table:style-name="ro9">
          <table:table-cell table:style-name="ce71" table:formula="of:=[#REF!]+[#REF!]+[#REF!]+[#REF!]+[#REF!]" office:value-type="string" office:string-value="" calcext:value-type="error">
            <text:p>#REF !</text:p>
          </table:table-cell>
          <table:table-cell table:style-name="ce54" table:number-columns-spanned="4" table:number-rows-spanned="1"/>
          <table:covered-table-cell table:number-columns-repeated="3" table:style-name="ce54"/>
          <table:table-cell table:style-name="ce74"/>
          <table:table-cell table:style-name="ce62"/>
          <table:table-cell table:number-columns-repeated="1017"/>
        </table:table-row>
        <table:table-row table:style-name="ro9">
          <table:table-cell/>
          <table:table-cell table:style-name="ce56" table:number-columns-spanned="4" table:number-rows-spanned="1"/>
          <table:covered-table-cell table:number-columns-repeated="3" table:style-name="ce56"/>
          <table:table-cell table:style-name="ce63" table:formula="of:=SUM([.F11:.F20])" office:value-type="float" office:value="750" calcext:value-type="float">
            <text:p>750,00 €</text:p>
          </table:table-cell>
          <table:table-cell table:style-name="ce63" table:formula="of:=SUM([.G11:.G20])" office:value-type="float" office:value="1196" calcext:value-type="float">
            <text:p>1 196,00 €</text:p>
          </table:table-cell>
          <table:table-cell table:number-columns-repeated="1017"/>
        </table:table-row>
        <table:table-row table:style-name="ro11">
          <table:table-cell/>
          <table:table-cell table:style-name="ce57" table:number-columns-repeated="4"/>
          <table:table-cell table:style-name="ce64" table:number-columns-repeated="2"/>
          <table:table-cell table:number-columns-repeated="1017"/>
        </table:table-row>
        <table:table-row table:style-name="ro2">
          <table:table-cell/>
          <table:table-cell table:style-name="ce58" office:value-type="string" calcext:value-type="string" table:number-columns-spanned="4" table:number-rows-spanned="2">
            <text:p>RESULTAT PREVISIONNEL ANNEE 2016</text:p>
          </table:table-cell>
          <table:covered-table-cell table:number-columns-repeated="3" table:style-name="ce58"/>
          <table:table-cell table:style-name="ce65" table:formula="of:=[.F21]-[.G21]" office:value-type="float" office:value="-446" calcext:value-type="float" table:number-columns-spanned="2" table:number-rows-spanned="2">
            <text:p>-446,00 €</text:p>
          </table:table-cell>
          <table:covered-table-cell table:style-name="ce65"/>
          <table:table-cell table:number-columns-repeated="1017"/>
        </table:table-row>
        <table:table-row table:style-name="ro2">
          <table:table-cell/>
          <table:covered-table-cell table:number-columns-repeated="4" table:style-name="ce58"/>
          <table:covered-table-cell table:number-columns-repeated="2" table:style-name="ce65"/>
          <table:table-cell table:number-columns-repeated="1017"/>
        </table:table-row>
        <table:table-row table:style-name="ro12">
          <table:table-cell table:number-columns-repeated="5"/>
          <table:table-cell table:style-name="ce6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'Bilan prévisionnel'.$B$1:.$G$24" table:range-usable-as="print-range"/>
        </table:named-expressions>
      </table:table>
      <table:table table:name="TRESORERIE" table:style-name="ta4" table:print-ranges="TRESORERIE.A1:TRESORERIE.D16">
        <table:table-column table:style-name="co18" table:default-cell-style-name="ce48"/>
        <table:table-column table:style-name="co19" table:default-cell-style-name="ce48"/>
        <table:table-column table:style-name="co13" table:default-cell-style-name="ce48"/>
        <table:table-column table:style-name="co7" table:default-cell-style-name="ce48"/>
        <table:table-column table:style-name="co12" table:number-columns-repeated="253" table:default-cell-style-name="ce48"/>
        <table:table-column table:style-name="co12" table:number-columns-repeated="767" table:default-cell-style-name="Default"/>
        <table:table-row table:style-name="ro2">
          <table:table-cell table:style-name="ce49" office:value-type="string" calcext:value-type="string" table:number-columns-spanned="4" table:number-rows-spanned="1">
            <text:p>ASL Domaine de la Roussellerie</text:p>
          </table:table-cell>
          <table:covered-table-cell table:number-columns-repeated="3" table:style-name="ce4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2">
          <table:table-cell table:style-name="ce75" office:value-type="string" calcext:value-type="string" table:number-columns-spanned="4" table:number-rows-spanned="1">
            <text:p>TRESORERIE 2016</text:p>
          </table:table-cell>
          <table:covered-table-cell table:number-columns-repeated="3" table:style-name="ce75"/>
          <table:table-cell table:number-columns-repeated="1020"/>
        </table:table-row>
        <table:table-row table:style-name="ro2">
          <table:table-cell table:style-name="ce75" table:number-columns-spanned="4" table:number-rows-spanned="1"/>
          <table:covered-table-cell table:number-columns-repeated="3" table:style-name="ce75"/>
          <table:table-cell table:number-columns-repeated="1020"/>
        </table:table-row>
        <table:table-row table:style-name="ro2">
          <table:table-cell table:style-name="ce76" table:number-columns-spanned="4" table:number-rows-spanned="1"/>
          <table:covered-table-cell table:number-columns-repeated="3" table:style-name="ce76"/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9">
          <table:table-cell table:style-name="ce77" office:value-type="string" calcext:value-type="string" table:number-columns-spanned="2" table:number-rows-spanned="1">
            <text:p>Solde compte chèque au 31/12/2015</text:p>
          </table:table-cell>
          <table:covered-table-cell table:style-name="ce77"/>
          <table:table-cell table:style-name="ce82" office:value-type="float" office:value="2118.97" calcext:value-type="float" table:number-columns-spanned="2" table:number-rows-spanned="1">
            <text:p>2 118,97 €</text:p>
          </table:table-cell>
          <table:covered-table-cell table:style-name="ce82"/>
          <table:table-cell table:style-name="ce69" table:number-columns-repeated="1020"/>
        </table:table-row>
        <table:table-row table:style-name="ro19">
          <table:table-cell table:style-name="ce78"/>
          <table:table-cell/>
          <table:table-cell table:style-name="ce83"/>
          <table:table-cell table:style-name="ce87"/>
          <table:table-cell table:number-columns-repeated="1020"/>
        </table:table-row>
        <table:table-row table:style-name="ro20">
          <table:table-cell table:style-name="ce78"/>
          <table:table-cell/>
          <table:table-cell table:style-name="ce83"/>
          <table:table-cell table:style-name="ce87"/>
          <table:table-cell table:number-columns-repeated="1020"/>
        </table:table-row>
        <table:table-row table:style-name="ro21">
          <table:table-cell table:style-name="ce79" office:value-type="string" calcext:value-type="string" table:number-columns-spanned="2" table:number-rows-spanned="1">
            <text:p>+ RECETTES</text:p>
          </table:table-cell>
          <table:covered-table-cell table:style-name="ce79"/>
          <table:table-cell table:style-name="ce84" table:formula="of:=[$'Bilan Année'.E21]" office:value-type="currency" office:currency="EUR" office:value="1757.45" calcext:value-type="currency" table:number-columns-spanned="2" table:number-rows-spanned="1">
            <text:p>1 757,45 €</text:p>
          </table:table-cell>
          <table:covered-table-cell table:style-name="ce84"/>
          <table:table-cell table:number-columns-repeated="1020"/>
        </table:table-row>
        <table:table-row table:style-name="ro21">
          <table:table-cell table:style-name="ce79" office:value-type="string" calcext:value-type="string" table:number-columns-spanned="2" table:number-rows-spanned="1">
            <text:p>- DEPENSES</text:p>
          </table:table-cell>
          <table:covered-table-cell table:style-name="ce79"/>
          <table:table-cell table:style-name="ce84" table:formula="of:=[$'Bilan Année'.F21]" office:value-type="currency" office:currency="EUR" office:value="1138.29" calcext:value-type="currency" table:number-columns-spanned="2" table:number-rows-spanned="1">
            <text:p>1 138,29 €</text:p>
          </table:table-cell>
          <table:covered-table-cell table:style-name="ce84"/>
          <table:table-cell table:number-columns-repeated="1020"/>
        </table:table-row>
        <table:table-row table:style-name="ro21">
          <table:table-cell table:style-name="ce80"/>
          <table:table-cell table:style-name="ce69"/>
          <table:table-cell table:style-name="ce85"/>
          <table:table-cell table:style-name="ce87"/>
          <table:table-cell table:number-columns-repeated="1020"/>
        </table:table-row>
        <table:table-row table:style-name="ro21">
          <table:table-cell table:style-name="ce81" office:value-type="string" calcext:value-type="string" table:number-columns-spanned="2" table:number-rows-spanned="1">
            <text:p>Trésorerie au <text:s/>31/12/2016</text:p>
          </table:table-cell>
          <table:covered-table-cell table:style-name="ce81"/>
          <table:table-cell table:style-name="ce86" table:formula="of:=[.C8]+[.C11]-[.C12]" office:value-type="float" office:value="2738.13" calcext:value-type="float" table:number-columns-spanned="2" table:number-rows-spanned="1">
            <text:p>2 738,13 €</text:p>
          </table:table-cell>
          <table:covered-table-cell table:style-name="ce86"/>
          <table:table-cell/>
          <table:table-cell table:style-name="ce3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3"/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TRESORERIE.$A$1:.$D$16" table:range-usable-as="print-range"/>
        </table:named-expressions>
      </table:table>
      <table:named-expressions>
        <table:named-expression table:name="Excel_BuiltIn_Print_Area_2_1" table:base-cell-address="$'tenue compte'.$A$1" table:expression="([$'Bilan Année'.$A$1:.$F$33];[#REF!])"/>
        <table:named-range table:name="Excel_BuiltIn_Print_Area_2_1_1" table:base-cell-address="$'tenue compte'.$A$1" table:cell-range-address="$'Bilan Année'.$A$1:.$F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2" loext:min-decimal-places="2" number:min-integer-digits="1" number:grouping="true"/>
      <number:text> €</number:text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first-page-number="continue" loext:scale-to-X="1" loext:scale-to-Y="1" style:writing-mode="lr-tb"/>
      <style:header-style>
        <style:header-footer-properties fo:min-height="7.5mm" fo:margin-left="12.65mm" fo:margin-right="12.65mm" fo:margin-bottom="0mm"/>
      </style:header-style>
      <style:footer-style>
        <style:header-footer-properties fo:min-height="7.5mm" fo:margin-left="12.65mm" fo:margin-right="12.65mm" fo:margin-top="0mm"/>
      </style:footer-style>
    </style:page-layout>
    <style:page-layout style:name="Mpm4">
      <style:page-layout-properties style:num-format="1" style:print-orientation="portrait" fo:margin-top="17mm" fo:margin-bottom="2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nue_20_compte" style:display-name="PageStyle_tenue comp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lan_20_Année" style:display-name="PageStyle_Bilan Anné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an_20_prévisionnel" style:display-name="PageStyle_Bilan prévisionn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ESORERIE" style:display-name="PageStyle_TRESORERI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ie amiel</meta:initial-creator>
    <meta:creation-date>2016-06-10T12:42:09</meta:creation-date>
    <dc:creator>bernard gautier</dc:creator>
    <dc:date>2017-01-05T13:32:25</dc:date>
    <meta:print-date>2016-06-10T13:03:19</meta:print-date>
    <meta:editing-cycles>2</meta:editing-cycles>
    <meta:editing-duration>P24DT26M58S</meta:editing-duration>
    <meta:document-statistic meta:table-count="4" meta:cell-count="338" meta:object-count="0"/>
    <meta:generator>LibreOffice/5.2.0.4$Windows_x86 LibreOffice_project/066b007f5ebcc236395c7d282ba488bca6720265</meta:generator>
  </office:meta>
</office:document-meta>
</file>